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0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729fcf" style:text-align-source="fix" style:repeat-content="false" style:vertical-align="automatic"/>
      <style:paragraph-properties fo:text-align="center"/>
      <style:text-properties style:use-window-font-color="true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40" style:family="table-cell" style:parent-style-name="Default" style:data-style-name="N0">
      <style:table-cell-properties fo:background-color="#c9211e"/>
      <style:text-properties fo:color="#c9211e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25" style:family="table-cell" style:parent-style-name="Default" style:data-style-name="N0">
      <style:text-properties fo:color="#000000"/>
    </style:style>
    <style:style style:name="ce29" style:family="table-cell" style:parent-style-name="Default" style:data-style-name="N0">
      <style:text-properties style:use-window-font-color="true"/>
    </style:style>
    <style:style style:name="ce16" style:family="table-cell" style:parent-style-name="Default" style:data-style-name="N0">
      <style:text-properties fo:color="#ff0000"/>
    </style:style>
    <style:style style:name="ce4" style:family="table-cell" style:parent-style-name="Default" style:data-style-name="N10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115"/>
    <style:style style:name="ce8" style:family="table-cell" style:parent-style-name="Default" style:data-style-name="N10115">
      <style:table-cell-properties fo:background-color="transparent"/>
    </style:style>
    <style:style style:name="ce24" style:family="table-cell" style:parent-style-name="Default" style:data-style-name="N20120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53" style:family="table-cell" style:parent-style-name="Default" style:data-style-name="N0">
      <style:text-properties fo:color="#81d41a"/>
    </style:style>
    <style:style style:name="ce17" style:family="table-cell" style:parent-style-name="Default" style:data-style-name="N0">
      <style:table-cell-properties fo:background-color="transparent"/>
      <style:text-properties style:text-line-through-style="solid" style:text-line-through-type="single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/>
    </style:style>
    <style:style style:name="ce45" style:family="table-cell" style:parent-style-name="Default" style:data-style-name="N0">
      <style:text-properties style:text-line-through-style="solid" style:text-line-through-type="single"/>
    </style:style>
    <style:style style:name="ce47" style:family="table-cell" style:parent-style-name="Default" style:data-style-name="N10115">
      <style:text-properties style:use-window-font-color="true"/>
    </style:style>
    <style:style style:name="ce54" style:family="table-cell" style:parent-style-name="Default" style:data-style-name="N10115">
      <style:text-properties style:text-line-through-style="solid" style:text-line-through-type="single"/>
    </style:style>
    <style:style style:name="ce55" style:family="table-cell" style:parent-style-name="Default" style:data-style-name="N10115">
      <style:text-properties fo:color="#c9211e" style:text-line-through-style="solid" style:text-line-through-type="single"/>
    </style:style>
    <style:style style:name="ce60" style:family="table-cell" style:parent-style-name="Default" style:data-style-name="N0">
      <style:text-properties fo:color="#70ad47" style:text-line-through-style="solid" style:text-line-through-type="single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Use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1014" table:default-cell-style-name="ce1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Ma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7" office:value-type="currency" office:currency="CZK" office:value="274" calcext:value-type="currency">
            <text:p>274,00 Kč</text:p>
          </table:table-cell>
          <table:table-cell table:style-name="ce8" table:formula="of:=[.E2]*[.B2]" office:value-type="currency" office:currency="CZK" office:value="274" calcext:value-type="currency">
            <text:p>274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<text:span text:style-name="T1">02</text:span>S6TQG-14</text:p>
          </table:table-cell>
          <table:table-cell office:value-type="string" calcext:value-type="string">
            <text:p>cpu 8-bit</text:p>
          </table:table-cell>
          <table:table-cell table:style-name="ce7" office:value-type="currency" office:currency="CZK" office:value="260" calcext:value-type="currency">
            <text:p>260,00 Kč</text:p>
          </table:table-cell>
          <table:table-cell table:style-name="ce8" table:formula="of:=[.E3]*[.B3]" office:value-type="currency" office:currency="CZK" office:value="260" calcext:value-type="currency">
            <text:p>260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02S6TQG-14?qs=opBjA1TV900Cx5CoX8hQeQ%3D%3D" xlink:type="simple">https://cz.mouser.com/ProductDetail/Western-Design-Center-WDC/W65C02S6TQG-14?qs=opBjA1TV900Cx5CoX8hQe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CE40HX4K-TQ144</text:p>
          </table:table-cell>
          <table:table-cell table:style-name="ce10" office:value-type="string" calcext:value-type="string">
            <text:p>FPGA for NORA</text:p>
          </table:table-cell>
          <table:table-cell table:style-name="ce7" office:value-type="currency" office:currency="CZK" office:value="211" calcext:value-type="currency">
            <text:p>211,00 Kč</text:p>
          </table:table-cell>
          <table:table-cell table:style-name="ce8" table:formula="of:=[.E4]*[.B4]" office:value-type="currency" office:currency="CZK" office:value="211" calcext:value-type="currency">
            <text:p>211,00 Kč</text:p>
          </table:table-cell>
          <table:table-cell table:style-name="ce7"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S61WV20488FBLL-10TLI</text:p>
          </table:table-cell>
          <table:table-cell table:style-name="ce10" office:value-type="string" calcext:value-type="string">
            <text:p>2Mx8 SRAM</text:p>
          </table:table-cell>
          <table:table-cell table:style-name="ce7" office:value-type="currency" office:currency="CZK" office:value="290" calcext:value-type="currency">
            <text:p>290,00 Kč</text:p>
          </table:table-cell>
          <table:table-cell table:style-name="ce8" table:formula="of:=[.E5]*[.B5]" office:value-type="currency" office:currency="CZK" office:value="290" calcext:value-type="currency">
            <text:p>290,00 Kč</text:p>
          </table:table-cell>
          <table:table-cell table:style-name="ce7"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pi-flash 16MB, alt.</text:p>
          </table:table-cell>
          <table:table-cell table:style-name="ce7" office:value-type="currency" office:currency="CZK" office:value="41" calcext:value-type="currency">
            <text:p>41,00 Kč</text:p>
          </table:table-cell>
          <table:table-cell table:style-name="ce8" table:formula="of:=[.E6]*[.B6]" office:value-type="currency" office:currency="CZK" office:value="41" calcext:value-type="currency">
            <text:p>41,00 Kč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7" office:value-type="currency" office:currency="CZK" office:value="21" calcext:value-type="currency">
            <text:p>21,00 Kč</text:p>
          </table:table-cell>
          <table:table-cell table:style-name="ce8" table:formula="of:=[.E7]*[.B7]" office:value-type="currency" office:currency="CZK" office:value="21" calcext:value-type="currency">
            <text:p>21,00 Kč</text:p>
          </table:table-cell>
          <table:table-cell table:style-name="ce7"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T2232H-56Q-TRAY</text:p>
          </table:table-cell>
          <table:table-cell table:style-name="ce11" office:value-type="string" calcext:value-type="string">
            <text:p>FTDI (VQFN56)</text:p>
          </table:table-cell>
          <table:table-cell table:style-name="ce7" office:value-type="currency" office:currency="CZK" office:value="125" calcext:value-type="currency">
            <text:p>125,00 Kč</text:p>
          </table:table-cell>
          <table:table-cell table:style-name="ce7" table:formula="of:=[.E8]*[.B8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eu.mouser.com/ProductDetail/FTDI/FT2232H-56Q-TRAY?qs=u4lROS522ZW4g0YyKZT0k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alt. (LQFP64)</text:p>
          </table:table-cell>
          <table:table-cell table:style-name="ce8" office:value-type="currency" office:currency="CZK" office:value="173" calcext:value-type="currency">
            <text:p>173,00 Kč</text:p>
          </table:table-cell>
          <table:table-cell table:style-name="ce8" table:formula="of:=[.E9]*[.B9]" office:value-type="currency" office:currency="CZK" office:value="173" calcext:value-type="currency">
            <text:p>173,00 Kč</text:p>
          </table:table-cell>
          <table:table-cell table:style-name="ce10"/>
          <table:table-cell table:style-name="ce1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G5032CAN 12.000000M-TJGA0</text:p>
          </table:table-cell>
          <table:table-cell table:style-name="ce11" office:value-type="string" calcext:value-type="string">
            <text:p>oscillator 12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0]*[.B10]" office:value-type="currency" office:currency="CZK" office:value="29" calcext:value-type="currency">
            <text:p>29,00 Kč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7" office:value-type="currency" office:currency="CZK" office:value="49" calcext:value-type="currency">
            <text:p>49,00 Kč</text:p>
          </table:table-cell>
          <table:table-cell table:style-name="ce7" table:formula="of:=[.E11]*[.B11]" office:value-type="currency" office:currency="CZK" office:value="98" calcext:value-type="currency">
            <text:p>98,00 Kč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7" table:formula="of:=[.E12]*[.B12]" office:value-type="currency" office:currency="CZK" office:value="22" calcext:value-type="currency">
            <text:p>22,00 Kč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13]*[.B13]" office:value-type="currency" office:currency="CZK" office:value="0.96" calcext:value-type="currency">
            <text:p>0,96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M8V-T1A-32.768kHz-12.5pF-20PPM-TA-QC</text:p>
          </table:table-cell>
          <table:table-cell office:value-type="string" calcext:value-type="string">
            <text:p>Crystal 32.768k, SMD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14]*[.B14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Micro-Crystal/CM8V-T1A-32.768kHz-12.5pF-20PPM-TA-QC?qs=7bTaA%2FLYtSYgtx%252BmOOZAYQ%3D%3D" xlink:type="simple">https://cz.mouser.com/ProductDetail/Micro-Crystal/CM8V-T1A-32.768kHz-12.5pF-20PPM-TA-QC?qs=7bTaA%2FLYtSYgtx%252BmOOZAY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polyfuse 0,5A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15]*[.B15]" office:value-type="currency" office:currency="CZK" office:value="4.6" calcext:value-type="currency">
            <text:p>4,60 Kč</text:p>
          </table:table-cell>
          <table:table-cell table:style-name="ce7"/>
          <table:table-cell office:value-type="string" calcext:value-type="string">
            <text:p><text:a xlink:href="https://cz.mouser.com/ProductDetail/YAGEO/SMD1206B050TF-15?qs=PzGy0jfpSMtHs3qJt7INeg%3D%3D" xlink:type="simple">https://cz.mouser.com/ProductDetail/YAGEO/SMD1206B050TF-15?qs=PzGy0jfpSMtHs3qJt7INe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16]*[.B16]" office:value-type="currency" office:currency="CZK" office:value="20" calcext:value-type="currency">
            <text:p>2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N74LVC2G04DBVR</text:p>
          </table:table-cell>
          <table:table-cell office:value-type="string" calcext:value-type="string">
            <text:p>invert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17]*[.B17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04DBVR?qs=HE9hdJajmeqXJJ9RII89dg%3D%3D" xlink:type="simple">https://cz.mouser.com/ProductDetail/Texas-Instruments/SN74LVC2G04DBVR?qs=HE9hdJajmeqXJJ9RII89dg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7" office:value-type="currency" office:currency="CZK" office:value="45" calcext:value-type="currency">
            <text:p>45,00 Kč</text:p>
          </table:table-cell>
          <table:table-cell table:style-name="ce7" table:formula="of:=[.E18]*[.B18]" office:value-type="currency" office:currency="CZK" office:value="45" calcext:value-type="currency">
            <text:p>45,00 Kč</text:p>
          </table:table-cell>
          <table:table-cell table:style-name="ce7"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19]*[.B19]" office:value-type="currency" office:currency="CZK" office:value="30" calcext:value-type="currency">
            <text:p>3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20]*[.B20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7" office:value-type="currency" office:currency="CZK" office:value="7" calcext:value-type="currency">
            <text:p>7,00 Kč</text:p>
          </table:table-cell>
          <table:table-cell table:style-name="ce7" table:formula="of:=[.E21]*[.B21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22]*[.B22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3]*[.B23]" office:value-type="currency" office:currency="CZK" office:value="18" calcext:value-type="currency">
            <text:p>18,00 Kč</text:p>
          </table:table-cell>
          <table:table-cell table:style-name="ce7"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red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4]*[.B24]" office:value-type="currency" office:currency="CZK" office:value="6" calcext:value-type="currency">
            <text:p>6,00 Kč</text:p>
          </table:table-cell>
          <table:table-cell table:style-name="ce7"/>
          <table:table-cell office:value-type="string" calcext:value-type="string">
            <text:p><text:a xlink:href="https://cz.mouser.com/ProductDetail/Lite-On/LTST-S270EKT?qs=O%2FWRddok7POgALoShN20Tw%3D%3D" xlink:type="simple">https://cz.mouser.com/ProductDetail/Lite-On/LTST-S270EKT?qs=O%2FWRddok7POgALoShN20T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25]*[.B25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26]*[.B26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27]*[.B27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28]*[.B28]" office:value-type="currency" office:currency="CZK" office:value="29" calcext:value-type="currency">
            <text:p>29,00 Kč</text:p>
          </table:table-cell>
          <table:table-cell table:style-name="ce7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Main</text:p>
          </table:table-cell>
          <table:table-cell table:style-name="ce33" office:value-type="float" office:value="5" calcext:value-type="float">
            <text:p>5</text:p>
          </table:table-cell>
          <table:table-cell table:style-name="ce10" office:value-type="string" calcext:value-type="string">
            <text:p>SP0503BAHT</text:p>
          </table:table-cell>
          <table:table-cell table:style-name="ce10" office:value-type="string" calcext:value-type="string">
            <text:p>3x transil 5.5V</text:p>
          </table:table-cell>
          <table:table-cell table:style-name="ce8" office:value-type="currency" office:currency="CZK" office:value="18" calcext:value-type="currency">
            <text:p>18,00 Kč</text:p>
          </table:table-cell>
          <table:table-cell table:style-name="ce8" table:formula="of:=[.E29]*[.B29]" office:value-type="currency" office:currency="CZK" office:value="90" calcext:value-type="currency">
            <text:p>90,00 Kč</text:p>
          </table:table-cell>
          <table:table-cell table:style-name="ce8"/>
          <table:table-cell table:style-name="ce10" office:value-type="string" calcext:value-type="string">
            <text:p>https://cz.farnell.com/littelfuse/sp0503bahtg/esd-protection-device-5-5v-sot/dp/1827633?st=sp0503baht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10" office:value-type="string" calcext:value-type="string">
            <text:p>74CBTLV3126PW,118</text:p>
          </table:table-cell>
          <table:table-cell table:style-name="ce10" office:value-type="string" calcext:value-type="string">
            <text:p>bus switch</text:p>
          </table:table-cell>
          <table:table-cell table:style-name="ce8" office:value-type="currency" office:currency="CZK" office:value="11.4" calcext:value-type="currency">
            <text:p>11,40 Kč</text:p>
          </table:table-cell>
          <table:table-cell table:style-name="ce8" table:formula="of:=[.E30]*[.B30]" office:value-type="currency" office:currency="CZK" office:value="11.4" calcext:value-type="currency">
            <text:p>11,40 Kč</text:p>
          </table:table-cell>
          <table:table-cell table:style-name="ce8"/>
          <table:table-cell table:style-name="ce10" office:value-type="string" calcext:value-type="string">
            <text:p>https://cz.farnell.com/nexperia/74cbtlv3126pw-118/bus-switch-4-bit-tssop-14/dp/2445215?st=74cbtlv3126pw,118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Main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xXxx</text:p>
          </table:table-cell>
          <table:table-cell table:style-name="ce10" office:value-type="string" calcext:value-type="string">
            <text:p>SNES connector</text:p>
          </table:table-cell>
          <table:table-cell table:style-name="ce8" table:number-columns-repeated="3"/>
          <table:table-cell table:style-name="ce10" office:value-type="string" calcext:value-type="string">
            <text:p>aliexpress</text:p>
          </table:table-cell>
          <table:table-cell table:style-name="ce10"/>
          <table:table-cell table:number-columns-repeated="1015"/>
        </table:table-row>
        <table:table-row table:style-name="ro4" table:number-rows-repeated="2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ICE40UP5K-SG48I</text:p>
          </table:table-cell>
          <table:table-cell table:style-name="ce10" office:value-type="string" calcext:value-type="string">
            <text:p>FPGA for VERA and AURA</text:p>
          </table:table-cell>
          <table:table-cell table:style-name="ce8" office:value-type="currency" office:currency="CZK" office:value="209" calcext:value-type="currency">
            <text:p>209,00 Kč</text:p>
          </table:table-cell>
          <table:table-cell table:style-name="ce8" table:formula="of:=[.E34]*[.B34]" office:value-type="currency" office:currency="CZK" office:value="418" calcext:value-type="currency">
            <text:p>418,00 Kč</text:p>
          </table:table-cell>
          <table:table-cell table:style-name="ce8"/>
          <table:table-cell table:style-name="ce1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7" office:value-type="currency" office:currency="CZK" office:value="62" calcext:value-type="currency">
            <text:p>62,00 Kč</text:p>
          </table:table-cell>
          <table:table-cell table:style-name="ce8" table:formula="of:=[.E35]*[.B35]" office:value-type="currency" office:currency="CZK" office:value="62" calcext:value-type="currency">
            <text:p>62,00 Kč</text:p>
          </table:table-cell>
          <table:table-cell table:style-name="ce7"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Flash</text:p>
          </table:table-cell>
          <table:table-cell table:style-name="ce7" office:value-type="currency" office:currency="CZK" office:value="12" calcext:value-type="currency">
            <text:p>12,00 Kč</text:p>
          </table:table-cell>
          <table:table-cell table:style-name="ce8" table:formula="of:=[.E36]*[.B36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HS7314D</text:p>
          </table:table-cell>
          <table:table-cell office:value-type="string" calcext:value-type="string">
            <text:p>video amp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8" table:formula="of:=[.E37]*[.B37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Texas-Instruments/THS7314D?qs=vD%252BlfiDS0%252BMvkYWNzhF7qg%3D%3D" xlink:type="simple">https://cz.mouser.com/ProductDetail/Texas-Instruments/THS7314D?qs=vD%252BlfiDS0%252BMvkYWNzhF7qg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7" office:value-type="currency" office:currency="CZK" office:value="90" calcext:value-type="currency">
            <text:p>90,00 Kč</text:p>
          </table:table-cell>
          <table:table-cell table:style-name="ce8" table:formula="of:=[.E38]*[.B38]" office:value-type="currency" office:currency="CZK" office:value="90" calcext:value-type="currency">
            <text:p>90,00 Kč</text:p>
          </table:table-cell>
          <table:table-cell table:style-name="ce7"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7" office:value-type="currency" office:currency="CZK" office:value="54" calcext:value-type="currency">
            <text:p>54,00 Kč</text:p>
          </table:table-cell>
          <table:table-cell table:style-name="ce8" table:formula="of:=[.E39]*[.B39]" office:value-type="currency" office:currency="CZK" office:value="54" calcext:value-type="currency">
            <text:p>54,00 Kč</text:p>
          </table:table-cell>
          <table:table-cell table:style-name="ce7"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8" table:formula="of:=[.E40]*[.B40]" office:value-type="currency" office:currency="CZK" office:value="56" calcext:value-type="currency">
            <text:p>56,00 Kč</text:p>
          </table:table-cell>
          <table:table-cell table:style-name="ce7"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8" table:formula="of:=[.E41]*[.B41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table:style-name="Default" office:value-type="string" calcext:value-type="string">
            <text:p>BSS138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42]*[.B42]" office:value-type="currency" office:currency="CZK" office:value="4" calcext:value-type="currency">
            <text:p>4,00 Kč</text:p>
          </table:table-cell>
          <table:table-cell table:style-name="ce7"/>
          <table:table-cell table:style-name="ce20" office:value-type="string" calcext:value-type="string">
            <text:p>https://www.tme.eu/cz/details/bss138-tp/tranzistory-s-kanalem-n-smd/micro-commercial-components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7" office:value-type="currency" office:currency="CZK" office:value="16" calcext:value-type="currency">
            <text:p>16,00 Kč</text:p>
          </table:table-cell>
          <table:table-cell table:style-name="ce7" table:formula="of:=[.E43]*[.B43]" office:value-type="currency" office:currency="CZK" office:value="32" calcext:value-type="currency">
            <text:p>32,00 Kč</text:p>
          </table:table-cell>
          <table:table-cell table:style-name="ce7"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44]*[.B44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esistor net 4x1k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45]*[.B45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Bourns/CAY16-1001F4LF?qs=UmpSLsh52mXZ1nJ1YNGPvg%3D%3D" xlink:type="simple">https://cz.mouser.com/ProductDetail/Bourns/CAY16-1001F4LF?qs=UmpSLsh52mXZ1nJ1YNGPvg%3D%3D</text:a></text:p>
          </table:table-cell>
          <table:table-cell table:style-name="ce20" office:value-type="string" calcext:value-type="string">
            <text:p>https://www.tme.eu/cz/details/yc164-fr-071kl/rezistorove-site/yageo/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S1093-01-BN40 CONNFLY</text:p>
          </table:table-cell>
          <table:table-cell office:value-type="string" calcext:value-type="string">
            <text:p>S-video connector miniDin-4, alt</text:p>
          </table:table-cell>
          <table:table-cell table:style-name="ce7" office:value-type="currency" office:currency="CZK" office:value="20" calcext:value-type="currency">
            <text:p>20,00 Kč</text:p>
          </table:table-cell>
          <table:table-cell table:style-name="ce7" table:formula="of:=[.E46]*[.B46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mdc-204e/konektory-mini-din/connfly/ds1093-01-bn40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7" office:value-type="currency" office:currency="CZK" office:value="35" calcext:value-type="currency">
            <text:p>35,00 Kč</text:p>
          </table:table-cell>
          <table:table-cell table:style-name="ce7" table:formula="of:=[.E47]*[.B47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503 07 LUMBERG</text:p>
          </table:table-cell>
          <table:table-cell office:value-type="string" calcext:value-type="string">
            <text:p>Jack 3.5mm stereo, no switch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48]*[.B48]" office:value-type="currency" office:currency="CZK" office:value="28" calcext:value-type="currency">
            <text:p>28,00 Kč</text:p>
          </table:table-cell>
          <table:table-cell table:style-name="ce7"/>
          <table:table-cell table:style-name="ce22" office:value-type="string" calcext:value-type="string">
            <text:p><text:a xlink:href="https://www.tme.eu/cz/details/1503-07/konektory-jack/lumberg/1503-07/" xlink:type="simple">https://www.tme.eu/cz/details/1503-07/konektory-jack/lumberg/1503-07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7" office:value-type="currency" office:currency="CZK" office:value="99" calcext:value-type="currency">
            <text:p>99,00 Kč</text:p>
          </table:table-cell>
          <table:table-cell table:style-name="ce7" table:formula="of:=[.E49]*[.B49]" office:value-type="currency" office:currency="CZK" office:value="99" calcext:value-type="currency">
            <text:p>99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7" office:value-type="currency" office:currency="CZK" office:value="72" calcext:value-type="currency">
            <text:p>72,00 Kč</text:p>
          </table:table-cell>
          <table:table-cell table:style-name="ce7" table:formula="of:=[.E50]*[.B50]" office:value-type="currency" office:currency="CZK" office:value="72" calcext:value-type="currency">
            <text:p>72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51]*[.B51]" office:value-type="currency" office:currency="CZK" office:value="0.96" calcext:value-type="currency">
            <text:p>0,96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LD-SP-2209</text:p>
          </table:table-cell>
          <table:table-cell office:value-type="string" calcext:value-type="string">
            <text:p>speaker</text:p>
          </table:table-cell>
          <table:table-cell table:style-name="ce7" office:value-type="currency" office:currency="CZK" office:value="50" calcext:value-type="currency">
            <text:p>50,00 Kč</text:p>
          </table:table-cell>
          <table:table-cell table:style-name="ce7" table:formula="of:=[.E52]*[.B52]" office:value-type="currency" office:currency="CZK" office:value="50" calcext:value-type="currency">
            <text:p>50,00 Kč</text:p>
          </table:table-cell>
          <table:table-cell table:style-name="ce7"/>
          <table:table-cell table:style-name="ce22" office:value-type="string" calcext:value-type="string">
            <text:p><text:a xlink:href="https://www.tme.eu/cz/details/ld-sp-2209/reproduktory/loudity/" xlink:type="simple">https://www.tme.eu/cz/details/ld-sp-2209/reproduktory/loudity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3-2*10S21</text:p>
          </table:table-cell>
          <table:table-cell office:value-type="string" calcext:value-type="string">
            <text:p>Pin-socket 2x10p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53]*[.B53]" office:value-type="currency" office:currency="CZK" office:value="18" calcext:value-type="currency">
            <text:p>18,00 Kč</text:p>
          </table:table-cell>
          <table:table-cell table:style-name="ce7"/>
          <table:table-cell table:style-name="ce22" office:value-type="string" calcext:value-type="string">
            <text:p><text:a xlink:href="https://www.tme.eu/cz/details/zl262-20dg/konektory-hrebinky/connfly/ds1023-2-10s21/" xlink:type="simple">https://www.tme.eu/cz/details/zl262-20dg/konektory-hrebinky/connfly/ds1023-2-10s21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1-2*10SF11-B</text:p>
          </table:table-cell>
          <table:table-cell office:value-type="string" calcext:value-type="string">
            <text:p>Pin-header 2x10p</text:p>
          </table:table-cell>
          <table:table-cell table:style-name="ce7" office:value-type="currency" office:currency="CZK" office:value="4.3" calcext:value-type="currency">
            <text:p>4,30 Kč</text:p>
          </table:table-cell>
          <table:table-cell table:style-name="ce7" table:formula="of:=[.E54]*[.B54]" office:value-type="currency" office:currency="CZK" office:value="8.6" calcext:value-type="currency">
            <text:p>8,60 Kč</text:p>
          </table:table-cell>
          <table:table-cell table:style-name="ce7"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SN74LVC1G11DBVR</text:p>
          </table:table-cell>
          <table:table-cell office:value-type="string" calcext:value-type="string">
            <text:p>3-input AND gate, SOT-23-6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55]*[.B55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https://cz.mouser.com/ProductDetail/Texas-Instruments/SN74LVC1G11DBVR?qs=nqigI8dpoHLbam7841cE5w%3D%3D</text:p>
          </table:table-cell>
          <table:table-cell table:style-name="ce22" office:value-type="string" calcext:value-type="string">
            <text:p>https://www.tme.eu/cz/details/sn74lvc1g11dbvr/hradla-invertory/texas-instrument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7" office:value-type="currency" office:currency="CZK" office:value="33" calcext:value-type="currency">
            <text:p>33,00 Kč</text:p>
          </table:table-cell>
          <table:table-cell table:style-name="ce7" table:formula="of:=[.E56]*[.B56]" office:value-type="currency" office:currency="CZK" office:value="33" calcext:value-type="currency">
            <text:p>33,00 Kč</text:p>
          </table:table-cell>
          <table:table-cell table:style-name="ce7"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itch slide 3-pos ON-OFF-ON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57]*[.B57]" office:value-type="currency" office:currency="CZK" office:value="28" calcext:value-type="currency">
            <text:p>28,00 Kč</text:p>
          </table:table-cell>
          <table:table-cell table:style-name="ce7"/>
          <table:table-cell table:style-name="ce20" office:value-type="string" calcext:value-type="string">
            <text:p>https://www.tme.eu/cz/details/5ms3s102am6qe/posuvne-prepinace/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6SN-4101 OMRON OCB</text:p>
          </table:table-cell>
          <table:table-cell table:style-name="ce25" office:value-type="string" calcext:value-type="string">
            <text:p>Switch 4xDIP</text:p>
          </table:table-cell>
          <table:table-cell table:style-name="ce7" office:value-type="currency" office:currency="CZK" office:value="19" calcext:value-type="currency">
            <text:p>19,00 Kč</text:p>
          </table:table-cell>
          <table:table-cell table:style-name="ce7" table:formula="of:=[.E58]*[.B58]" office:value-type="currency" office:currency="CZK" office:value="19" calcext:value-type="currency">
            <text:p>19,00 Kč</text:p>
          </table:table-cell>
          <table:table-cell table:style-name="ce7"/>
          <table:table-cell table:style-name="ce20" office:value-type="string" calcext:value-type="string">
            <text:p>https://www.tme.eu/cz/details/a6sn-4101/prepinace-dip-switch/omron-ocb/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59]*[.B59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74AHCT573PW,118</text:p>
          </table:table-cell>
          <table:table-cell table:style-name="ce29" office:value-type="string" calcext:value-type="string">
            <text:p>8x latch</text:p>
          </table:table-cell>
          <table:table-cell table:style-name="ce7" office:value-type="currency" office:currency="CZK" office:value="13" calcext:value-type="currency">
            <text:p>13,00 Kč</text:p>
          </table:table-cell>
          <table:table-cell table:style-name="ce7" table:formula="of:=[.E60]*[.B60]" office:value-type="currency" office:currency="CZK" office:value="13" calcext:value-type="currency">
            <text:p>13,00 Kč</text:p>
          </table:table-cell>
          <table:table-cell table:style-name="ce7"/>
          <table:table-cell office:value-type="string" calcext:value-type="string">
            <text:p>https://cz.mouser.com/ProductDetail/Nexperia/74AHCT573PW118?qs=P62ublwmbi8w1EdI1aXXb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74LVC2G02DP,125 </text:p>
          </table:table-cell>
          <table:table-cell table:style-name="ce29" office:value-type="string" calcext:value-type="string">
            <text:p>NOR gate 2x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61]*[.B61]" office:value-type="currency" office:currency="CZK" office:value="11" calcext:value-type="currency">
            <text:p>11,00 Kč</text:p>
          </table:table-cell>
          <table:table-cell table:style-name="ce7"/>
          <table:table-cell office:value-type="string" calcext:value-type="string">
            <text:p><text:a xlink:href="https://cz.mouser.com/ProductDetail/Nexperia/74LVC2G02DP125?qs=me8TqzrmIYWiSMBpOBB%252Bsg%3D%3D" xlink:type="simple">https://cz.mouser.com/ProductDetail/Nexperia/74LVC2G02DP125?qs=me8TqzrmIYWiSMBpOBB%252Bsg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table:style-name="ce29" office:value-type="string" calcext:value-type="string">
            <text:p>Rezistor: thick film; SMD; 2512; 10MΩ; 1W; ±5%; -55÷155°C; 200ppm/°C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62]*[.B62]" office:value-type="currency" office:currency="CZK" office:value="2.3" calcext:value-type="currency">
            <text:p>2,30 Kč</text:p>
          </table:table-cell>
          <table:table-cell table:style-name="ce7"/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table:style-name="ce29" office:value-type="string" calcext:value-type="string">
            <text:p>Kondenzátor: keramický; 1nF; 2kV; X7R; ±10%; SMD; 1206; 1,25mm</text:p>
          </table:table-cell>
          <table:table-cell table:style-name="ce7" office:value-type="currency" office:currency="CZK" office:value="3" calcext:value-type="currency">
            <text:p>3,00 Kč</text:p>
          </table:table-cell>
          <table:table-cell table:style-name="ce7" table:formula="of:=[.E63]*[.B63]" office:value-type="currency" office:currency="CZK" office:value="3" calcext:value-type="currency">
            <text:p>3,00 Kč</text:p>
          </table:table-cell>
          <table:table-cell table:style-name="ce7"/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64]*[.B64]" office:value-type="currency" office:currency="CZK" office:value="29" calcext:value-type="currency">
            <text:p>29,00 Kč</text:p>
          </table:table-cell>
          <table:table-cell table:style-name="ce7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/>
          <table:table-cell table:style-name="ce16"/>
          <table:table-cell table:style-name="ce7" table:number-columns-repeated="3"/>
          <table:table-cell table:number-columns-repeated="1017"/>
        </table:table-row>
        <table:table-row table:style-name="ro4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4">
          <table:table-cell/>
          <table:table-cell table:style-name="ce6"/>
          <table:table-cell office:value-type="string" calcext:value-type="string">
            <text:p>celkem:</text:p>
          </table:table-cell>
          <table:table-cell/>
          <table:table-cell table:style-name="ce7"/>
          <table:table-cell table:style-name="ce7" table:formula="of:=SUM([.F2:.F66])" office:value-type="currency" office:currency="CZK" office:value="3127.82" calcext:value-type="currency">
            <text:p>3 127,82 Kč</text:p>
          </table:table-cell>
          <table:table-cell table:style-name="ce7"/>
          <table:table-cell table:number-columns-repeated="1017"/>
        </table:table-row>
        <table:table-row table:style-name="ro4">
          <table:table-cell/>
          <table:table-cell table:style-name="ce6"/>
          <table:table-cell table:number-columns-repeated="2"/>
          <table:table-cell table:style-name="ce7"/>
          <table:table-cell table:style-name="ce24" table:formula="of:=[.F67]/25" office:value-type="currency" office:currency="EUR" office:value="125.1128" calcext:value-type="currency">
            <text:p>€125.11</text:p>
          </table:table-cell>
          <table:table-cell table:style-name="ce7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5" table:default-cell-style-name="ce1"/>
        <table:table-column table:style-name="co5" table:default-cell-style-name="ce6"/>
        <table:table-column table:style-name="co5" table:number-columns-repeated="2" table:default-cell-style-name="ce1"/>
        <table:table-column table:style-name="co5" table:number-columns-repeated="3" table:default-cell-style-name="ce7"/>
        <table:table-column table:style-name="co5" table:number-columns-repeated="1017" table:default-cell-style-name="ce1"/>
        <table:table-row table:style-name="ro4">
          <table:table-cell table:style-name="Default" table:number-columns-repeated="1024"/>
        </table:table-row>
        <table:table-row table:style-name="ro3">
          <table:table-cell office:value-type="string" calcext:value-type="string">
            <text:p>Main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VIA, tbd included in FPGA</text:p>
          </table:table-cell>
          <table:table-cell office:value-type="currency" office:currency="CZK" office:value="245" calcext:value-type="currency">
            <text:p>245,00 Kč</text:p>
          </table:table-cell>
          <table:table-cell table:style-name="ce8" table:formula="of:=[.E2]*[.B2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Western-Design-Center-WDC/W65C22S6TQG-14?qs=9lcNTSmDlCo21Y0m5rRDww%3D%3D" xlink:type="simple">https://cz.mouser.com/ProductDetail/Western-Design-Center-WDC/W65C22S6TQG-14?qs=9lcNTSmDlCo21Y0m5rRDw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SG5032CAN 16.000000M-TJGA</text:p>
          </table:table-cell>
          <table:table-cell table:style-name="ce11" office:value-type="string" calcext:value-type="string">
            <text:p>oscillator 16M</text:p>
          </table:table-cell>
          <table:table-cell office:value-type="currency" office:currency="CZK" office:value="29" calcext:value-type="currency">
            <text:p>29,00 Kč</text:p>
          </table:table-cell>
          <table:table-cell table:formula="of:=[.E3]*[.B3]" office:value-type="currency" office:currency="CZK" office:value="0" calcext:value-type="currency">
            <text:p>0,00 Kč</text:p>
          </table:table-cell>
          <table:table-cell table:style-name="ce1"/>
          <table:table-cell office:value-type="string" calcext:value-type="string">
            <text:p><text:a xlink:href="https://cz.mouser.com/ProductDetail/Epson-Timing/SG5032CAN-16.000000M-TJGA0?qs=MyNHzdoqoQL1oatJdxkATQ%3D%3D" xlink:type="simple">https://cz.mouser.com/ProductDetail/Epson-Timing/SG5032CAN-16.000000M-TJGA0?qs=MyNHzdoqoQL1oatJdxkAT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EEPROM for FTDI</text:p>
          </table:table-cell>
          <table:table-cell office:value-type="currency" office:currency="CZK" office:value="8" calcext:value-type="currency">
            <text:p>8,00 Kč</text:p>
          </table:table-cell>
          <table:table-cell table:formula="of:=[.E4]*[.B4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Microchip-Technology-Atmel/93LC56BT-I-SN?qs=lQv0JY93vreW%252BBssv4v8RA%3D%3D" xlink:type="simple">https://cz.mouser.com/ProductDetail/Microchip-Technology-Atmel/93LC56BT-I-SN?qs=lQv0JY93vreW%252BBssv4v8RA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 12MHz, 5x3mm</text:p>
          </table:table-cell>
          <table:table-cell office:value-type="currency" office:currency="CZK" office:value="11" calcext:value-type="currency">
            <text:p>11,00 Kč</text:p>
          </table:table-cell>
          <table:table-cell table:formula="of:=[.E5]*[.B5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ABRACON/ABM3-12.000MHZ-D2Y-T?qs=ihRgKfnEsN4a%252Bhdo6LkcSg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AB38T-32.768KHZ</text:p>
          </table:table-cell>
          <table:table-cell office:value-type="string" calcext:value-type="string">
            <text:p>crystal 32.768kHz, THT</text:p>
          </table:table-cell>
          <table:table-cell office:value-type="currency" office:currency="CZK" office:value="3.8" calcext:value-type="currency">
            <text:p>3,80 Kč</text:p>
          </table:table-cell>
          <table:table-cell table:formula="of:=[.E6]*[.B6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38T-32.768KHZ?qs=m%252BUhWDcpCfbdp9ovMbeW3g%3D%3D" xlink:type="simple">https://cz.mouser.com/ProductDetail/ABRACON/AB38T-32.768KHZ?qs=m%252BUhWDcpCfbdp9ovMbeW3g%3D%3D</text:a></text:p>
          </table:table-cell>
          <table:table-cell table:number-columns-repeated="1016"/>
        </table:table-row>
        <table:table-row table:style-name="ro4">
          <table:table-cell table:style-name="ce29" office:value-type="string" calcext:value-type="string">
            <text:p>Main</text:p>
          </table:table-cell>
          <table:table-cell table:style-name="ce34" office:value-type="float" office:value="0" calcext:value-type="float">
            <text:p>0</text:p>
          </table:table-cell>
          <table:table-cell table:style-name="ce29" office:value-type="string" calcext:value-type="string">
            <text:p>SD05C-7</text:p>
          </table:table-cell>
          <table:table-cell table:style-name="ce29" office:value-type="string" calcext:value-type="string">
            <text:p>transil 5.5V, SOD3V3</text:p>
          </table:table-cell>
          <table:table-cell table:style-name="ce47" office:value-type="currency" office:currency="CZK" office:value="10" calcext:value-type="currency">
            <text:p>10,00 Kč</text:p>
          </table:table-cell>
          <table:table-cell table:style-name="ce47" table:formula="of:=[.E7]*[.B7]" office:value-type="currency" office:currency="CZK" office:value="0" calcext:value-type="currency">
            <text:p>0,00 Kč</text:p>
          </table:table-cell>
          <table:table-cell table:style-name="ce47"/>
          <table:table-cell table:style-name="ce29" office:value-type="string" calcext:value-type="string">
            <text:p>https://cz.farnell.com/diodes-inc/sd05c-7/tvs-diode-bidir-5-5v-640w-sod/dp/3945780?st=sd05</text:p>
          </table:table-cell>
          <table:table-cell table:style-name="ce29" table:number-columns-repeated="1016"/>
        </table:table-row>
        <table:table-row table:style-name="ro3">
          <table:table-cell table:style-name="ce17" office:value-type="string" calcext:value-type="string">
            <text:p>VABO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MD-40S</text:p>
          </table:table-cell>
          <table:table-cell table:style-name="ce45" office:value-type="string" calcext:value-type="string">
            <text:p>S-video connector miniDin-4</text:p>
          </table:table-cell>
          <table:table-cell table:style-name="ce54" office:value-type="currency" office:currency="CZK" office:value="41" calcext:value-type="currency">
            <text:p>41,00 Kč</text:p>
          </table:table-cell>
          <table:table-cell table:style-name="ce54" table:formula="of:=[.E8]*[.B8]" office:value-type="currency" office:currency="CZK" office:value="0" calcext:value-type="currency">
            <text:p>0,00 Kč</text:p>
          </table:table-cell>
          <table:table-cell table:style-name="ce54"/>
          <table:table-cell table:style-name="ce45" office:value-type="string" calcext:value-type="string">
            <text:p><text:a xlink:href="https://cz.mouser.com/ProductDetail/CUI-Devices/MD-40S?qs=WyjlAZoYn51t2gfmSwkdjw%3D%3D" xlink:type="simple">https://cz.mouser.com/ProductDetail/CUI-Devices/MD-40S?qs=WyjlAZoYn51t2gfmSwkdjw%3D%3D</text:a></text:p>
          </table:table-cell>
          <table:table-cell table:style-name="ce45" table:number-columns-repeated="1016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1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14" calcext:value-type="currency">
            <text:p>114,00 Kč</text:p>
          </table:table-cell>
          <table:table-cell table:formula="of:=[.E9]*[.B9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1K-SG48ITR?qs=ZwKJWZfDtNg6punXjA%252B0Og%3D%3D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2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45" calcext:value-type="currency">
            <text:p>145,00 Kč</text:p>
          </table:table-cell>
          <table:table-cell table:formula="of:=[.E10]*[.B10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2K-SG48ITR?qs=ZwKJWZfDtNgAWzMHJRGDug%3D%3D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4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81" calcext:value-type="currency">
            <text:p>181,00 Kč</text:p>
          </table:table-cell>
          <table:table-cell table:formula="of:=[.E11]*[.B11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4K-SG48ITR?qs=ZwKJWZfDtNj9QagUtdRf4g%3D%3D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VABO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SL 14 187 20 G</text:p>
          </table:table-cell>
          <table:table-cell table:style-name="ce45" office:value-type="string" calcext:value-type="string">
            <text:p>Pin-header 2x10p long</text:p>
          </table:table-cell>
          <table:table-cell table:style-name="ce55" office:value-type="currency" office:currency="CZK" office:value="97" calcext:value-type="currency">
            <text:p>97,00 Kč</text:p>
          </table:table-cell>
          <table:table-cell table:style-name="ce54" table:formula="of:=[.E12]*[.B12]" office:value-type="currency" office:currency="CZK" office:value="0" calcext:value-type="currency">
            <text:p>0,00 Kč</text:p>
          </table:table-cell>
          <table:table-cell table:style-name="ce54"/>
          <table:table-cell table:style-name="ce60" office:value-type="string" calcext:value-type="string">
            <text:p><text:a xlink:href="https://www.tme.eu/cz/details/sl14.187.20g/konektory-hrebinky/fischer-elektronik/sl-14-187-20-g/" xlink:type="simple">https://www.tme.eu/cz/details/sl14.187.20g/konektory-hrebinky/fischer-elektronik/sl-14-187-20-g/</text:a></text:p>
          </table:table-cell>
          <table:table-cell table:style-name="ce45"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crystal <text:s/>25MHz for Wiznet</text:p>
          </table:table-cell>
          <table:table-cell office:value-type="currency" office:currency="CZK" office:value="13" calcext:value-type="currency">
            <text:p>13,00 Kč</text:p>
          </table:table-cell>
          <table:table-cell table:formula="of:=[.E13]*[.B13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M3-25.000MHZ-D2Y-T?qs=ihRgKfnEsN6FZPAss%252Bj6lw%3D%3D" xlink:type="simple">https://cz.mouser.com/ProductDetail/ABRACON/ABM3-25.000MHZ-D2Y-T?qs=ihRgKfnEsN6FZPAss%252Bj6lw%3D%3D</text:a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4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5P0"/>
    </number:currency-style>
    <number:currency-style style:name="N20119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20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2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.00.0000</text:date>, <text:time style:data-style-name="N2" text:time-value="21:42:45.07868745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creation-date>2023-04-15T19:39:52Z</meta:creation-date>
    <dc:date>2023-12-14T21:45:27.710877212</dc:date>
    <meta:editing-cycles>36</meta:editing-cycles>
    <meta:editing-duration>PT7H35M15S</meta:editing-duration>
    <meta:document-statistic meta:table-count="2" meta:cell-count="524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